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2023-02-07 22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2022-03-07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2021-01-28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2019-12-11 14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2019-02-05 13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2017-12-13 14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2017-01-05 14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2016-02-02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2015-02-12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2013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201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2012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2010-12-22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2010-02-17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2009-02-25 20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200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200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2007-02-01 0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2006-01-03 0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2005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2004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2003-0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2002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2001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98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97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95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95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94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92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92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91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90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88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88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86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86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85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84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84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84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83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83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83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82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82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82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82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81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81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81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81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81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81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81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81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80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80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79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79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62" calcext:value-type="float">
            <text:p>38.1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78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6784" calcext:value-type="float">
            <text:p>42.0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77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77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3024" calcext:value-type="float">
            <text:p>46.29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77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26" calcext:value-type="float">
            <text:p>47.47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77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77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4984" calcext:value-type="float">
            <text:p>46.73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76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2464" calcext:value-type="float">
            <text:p>45.62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76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5824" calcext:value-type="float">
            <text:p>45.83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76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5" calcext:value-type="float">
            <text:p>47.6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76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7768" calcext:value-type="float">
            <text:p>45.3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76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76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0648" calcext:value-type="float">
            <text:p>45.57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76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1968" calcext:value-type="float">
            <text:p>44.70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76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6056" calcext:value-type="float">
            <text:p>45.40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76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376" calcext:value-type="float">
            <text:p>45.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75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2984" calcext:value-type="float">
            <text:p>45.97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75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1584" calcext:value-type="float">
            <text:p>46.20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75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2376" calcext:value-type="float">
            <text:p>46.44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75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14" calcext:value-type="float">
            <text:p>45.4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75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0776" calcext:value-type="float">
            <text:p>45.07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75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75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9848" calcext:value-type="float">
            <text:p>46.78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75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3" calcext:value-type="float">
            <text:p>46.8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75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4072" calcext:value-type="float">
            <text:p>45.53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75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75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8904" calcext:value-type="float">
            <text:p>43.80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74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4872" calcext:value-type="float">
            <text:p>44.31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74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7584" calcext:value-type="float">
            <text:p>44.67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74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232" calcext:value-type="float">
            <text:p>45.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74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74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73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4" calcext:value-type="float">
            <text:p>43.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73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72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72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21094545901</text:p>
          </table:table-cell>
          <table:table-cell office:value-type="string" calcext:value-type="string">
            <text:p>1967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16" meta:object-count="0"/>
    <meta:user-defined meta:name="AppVersion">3.0</meta:user-defined>
  </office:meta>
</office:document-meta>
</file>